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8713586698337691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677206955162815315"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127133615379328356"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415192517693015189"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027184639806921004"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599197355827789735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4658558190537852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5069262964603022738"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0653915" text:continue-list="list54658558190537852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705567777347715039"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626437"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630512"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0624372"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0640014"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636937"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309272103106409131"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54149555991704157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064885874468166959"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653934"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13646660100781094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556521780081712526"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628201787147930141" text:style-name="L15">
        <text:list-item>
          <text:list>
            <text:list-header>
              <text:p text:style-name="P187">1.5 miles averaging about 9:40/mile and rest 1 min</text:p>
            </text:list-header>
          </text:list>
        </text:list-item>
      </text:list>
      <text:p text:style-name="P25">1 mile in 8:26 and rest 2 min</text:p>
      <text:list xml:id="list3882870364368341000"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989880694242092167"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37411"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46956522607620512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010102896640371147"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92454047224494211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0625017" text:continue-list="list8010102896640371147" text:style-name="L19">
        <text:list-item>
          <text:list>
            <text:list-header>
              <text:p text:style-name="P191">(Pace*HR)=1240</text:p>
            </text:list-header>
          </text:list>
        </text:list-item>
      </text:list>
      <text:list xml:id="list40643843" text:continue-list="list469565226076205123" text:style-name="L18">
        <text:list-item>
          <text:list>
            <text:list-header>
              <text:p text:style-name="P190">2 miles at 10:46/mile Ave HR= 121 bpm and rest a few minutes</text:p>
            </text:list-header>
          </text:list>
        </text:list-item>
      </text:list>
      <text:list xml:id="list40649334" text:continue-list="list40625017"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40639255"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191466469459505130"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84705082196455026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650756326574120635"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2042413322468419857"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493743357501839970"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93569613176230182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40646862"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653339"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79485507539510080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699016000695954896"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97487417976827654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80154914442064775"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513387916283915580"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651818948768511467" text:style-name="L32">
        <text:list-item>
          <text:list>
            <text:list-header>
              <text:p text:style-name="P201">0.25 miles in 2:54</text:p>
              <text:p text:style-name="P201">1 mile in 9:21 going faster as I ran and ending at around 8:30 pace</text:p>
            </text:list-header>
          </text:list>
        </text:list-item>
      </text:list>
      <text:list xml:id="list206258923083851017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6779283749335728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91256498623489267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515266972888024720"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892636226282023813"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612633162539784321"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790115949357074640"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25"><text:span text:style-name="T2"/></text:p>
      <text:p text:style-name="P25"><text:span text:style-name="T2">During the past week: 16.95 miles running and 16.45 miles walking </text:span></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s/></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text:soft-page-break/>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1003364965510339"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26T20:38:21.94</dc:date>
    <dc:creator>James Lombardi</dc:creator>
    <meta:editing-duration>P34DT16H5M27S</meta:editing-duration>
    <meta:editing-cycles>2417</meta:editing-cycles>
    <meta:generator>OpenOffice/4.1.2$Win32 OpenOffice.org_project/412m3$Build-9782</meta:generator>
    <meta:document-statistic meta:table-count="0" meta:image-count="9" meta:object-count="0" meta:page-count="238" meta:paragraph-count="7023" meta:word-count="75400" meta:character-count="385944"/>
  </office:meta>
</office:document-meta>
</file>